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3">
      <style:paragraph-properties fo:text-align="justify" style:justify-single-word="false"/>
    </style:style>
    <style:style style:name="P4" style:family="paragraph" style:parent-style-name="Text_20_body" style:list-style-name="L6">
      <style:paragraph-properties fo:text-align="justify" style:justify-single-word="fals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list-style-name="L6">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list-style-name="L1">
      <style:paragraph-properties fo:text-align="justify" style:justify-single-word="false"/>
      <style:text-properties fo:font-style="italic" style:font-style-asian="italic" style:font-style-complex="italic"/>
    </style:style>
    <style:style style:name="P9" style:family="paragraph" style:parent-style-name="Text_20_body" style:list-style-name="L2">
      <style:paragraph-properties fo:text-align="justify" style:justify-single-word="false"/>
      <style:text-properties fo:font-style="italic" style:font-style-asian="italic" style:font-style-complex="italic"/>
    </style:style>
    <style:style style:name="P10" style:family="paragraph" style:parent-style-name="Text_20_body" style:list-style-name="L5">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list-style-name="L1">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Heading_20_1">
      <style:paragraph-properties fo:text-align="center" style:justify-single-word="false"/>
    </style:style>
    <style:style style:name="P16" style:family="paragraph" style:parent-style-name="Preformatted_20_Text">
      <style:paragraph-properties fo:margin-left="0cm" fo:margin-right="0cm" fo:margin-top="0cm" fo:margin-bottom="0cm" fo:text-indent="0cm" style:auto-text-indent="false" fo:padding="0cm" fo:border="none"/>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style-asian="normal"/>
    </style:style>
    <style:style style:name="T11" style:family="text">
      <style:text-properties style:font-style-complex="normal"/>
    </style:style>
    <style:style style:name="T12" style:family="text">
      <style:text-properties fo:color="#c0c0c0"/>
    </style:style>
    <style:style style:name="T13" style:family="text">
      <style:text-properties fo:color="#000000"/>
    </style:style>
    <style:style style:name="T14" style:family="text">
      <style:text-properties fo:color="#800080"/>
    </style:style>
    <style:style style:name="T15" style:family="text">
      <style:text-properties fo:color="#808000"/>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escription générale de chaque classe du serveur</text:h>
      <text:h text:style-name="Heading_20_2" text:outline-level="2">Classe ClientManager </text:h>
      <text:p text:style-name="P1">Un objet de cette classe, lancé dans un thread indépendant, est alloué à chaque client qui se connecte au serveur. Il est chargé d'assurer la communication avec lui.</text:p>
      <text:p text:style-name="P5">Attributs importants :</text:p>
      <text:list xml:id="list1606759512" text:style-name="L1">
        <text:list-item>
          <text:p text:style-name="P2"><text:span text:style-name="T3">socket : objet de type </text:span><text:span text:style-name="T7">Socket</text:span><text:span text:style-name="T3"> assurant </text:span><text:span text:style-name="T8">physiquement la liaison avec le client</text:span><text:span text:style-name="T3">.</text:span><text:span text:style-name="T8"> </text:span></text:p>
        </text:list-item>
        <text:list-item>
          <text:p text:style-name="P8"><text:span text:style-name="T9">clients : </text:span><text:span text:style-name="T8">liste d'objets de type </text:span><text:span text:style-name="T7">ClientManager </text:span><text:span text:style-name="T8">représentant les autres clients connectés au serveur.</text:span></text:p>
        </text:list-item>
        <text:list-item>
          <text:p text:style-name="P8"><text:span text:style-name="T9">databaseManager </text:span><text:span text:style-name="T8">et </text:span><text:span text:style-name="T9">fileManager</text:span><text:span text:style-name="T8"> : permettent d'avoir accès à la base de données des utilisateurs ainsi qu'aux dépôts synchronisés.</text:span></text:p>
        </text:list-item>
        <text:list-item>
          <text:p text:style-name="P8"><text:span text:style-name="T9">state : </text:span><text:span text:style-name="T8">état de la connexion avec le client, parmi la liste d'états possibles suivante :</text:span></text:p>
          <text:list>
            <text:list-item>
              <text:p text:style-name="P12"><text:span text:style-name="T9">CONNECTED : le client est tout juste connecté, mais pas encore identifié.</text:span></text:p>
            </text:list-item>
            <text:list-item>
              <text:p text:style-name="P12"><text:span text:style-name="T9">CLIENT_DETECTIONS : le client est entrain d'envoyer ses détections.</text:span></text:p>
            </text:list-item>
            <text:list-item>
              <text:p text:style-name="P12"><text:span text:style-name="T9">SERVER_DETECTIONS : le serveur est entrain d'envoyer à ce client les détections repérées chez d'autres clients.</text:span></text:p>
            </text:list-item>
            <text:list-item>
              <text:p text:style-name="P12"><text:span text:style-name="T9">SYNCHRONIZED : le dépôt du client est à la même version que le dépôt SVN.</text:span></text:p>
            </text:list-item>
          </text:list>
        </text:list-item>
      </text:list>
      <text:list xml:id="list1222220528" text:style-name="L2">
        <text:list-item>
          <text:p text:style-name="P9"><text:span text:style-name="T9">upgrading : </text:span><text:span text:style-name="T8">liste de requêtes à envoyer au client.</text:span></text:p>
        </text:list-item>
      </text:list>
      <text:p text:style-name="P5">Méthodes importantes :</text:p>
      <text:list xml:id="list2123170032" text:style-name="L3">
        <text:list-item>
          <text:p text:style-name="P3"><text:span text:style-name="T2">receiveMessageAction : </text:span><text:span text:style-name="T8">les messages reçus du client arrivent à cette fonction. Elle le parse puis la requête est traitée dans la méthode </text:span><text:span text:style-name="T2">receivedRequest.</text:span></text:p>
        </text:list-item>
        <text:list-item>
          <text:p text:style-name="P3"><text:span text:style-name="T2">receivedRequest : </text:span><text:span text:style-name="T8">elle traite chaque requête envoyée par le client selon le protocole de communication établi entre le serveur et le client. </text:span><text:span text:style-name="T8"><office:annotation><dc:creator>julien </dc:creator><dc:date>2011-05-09T21:02:34</dc:date><text:p text:style-name="P17"><text:span text:style-name="T16">Insérer lien vers ce protocole</text:span></text:p><text:p text:style-name="P17"><text:span text:style-name="T16"/></text:p></office:annotation></text:span></text:p>
        </text:list-item>
      </text:list>
      <text:h text:style-name="Heading_20_2" text:outline-level="2"><text:span text:style-name="T8"/></text:h>
      <text:h text:style-name="Heading_20_2" text:outline-level="2"><text:span text:style-name="T6">Classe Socket</text:span></text:h>
      <text:p text:style-name="P1"><text:span text:style-name="T6">Classe implémentant une socket bas-niveau assurant la liaison avec le serveur. Cette classe hérite de la classe </text:span><text:span text:style-name="T7">QsslSocket </text:span><text:span text:style-name="T8">qui crée une liaison TCP, sécurisée par le protocole SSL. Les méthodes</text:span><text:span text:style-name="T2"> setDescriptor</text:span><text:span text:style-name="T7"> </text:span><text:span text:style-name="T8">et </text:span><text:span text:style-name="T7">disconnectClient </text:span><text:span text:style-name="T8">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76769633" text:style-name="L4">
        <text:list-item>
          <text:p text:style-name="P14">un entier non signé contenant la taille totale en octet du paquet.</text:p>
        </text:list-item>
        <text:list-item>
          <text:p text:style-name="P14">Puis attaché à cet entier, le message en lui même.</text:p>
        </text:list-item>
      </text:list>
      <text:p text:style-name="P1"><text:span text:style-name="T8">Lorsqu'un morceau du paquet arrive via notre socket, la méthode </text:span><text:span text:style-name="T2">inputStream </text:span><text:span text:style-name="T8">se charge d'attendre que tout le message soit parvenu. Elle le recompose alors et émet le signal </text:span><text:span text:style-name="T2">receiveMessage </text:span><text:span text:style-name="T8">contenant le message.</text:span></text:p>
      <text:h text:style-name="Heading_20_2" text:outline-level="2"><text:soft-page-break/><text:span text:style-name="T8">Classe Server</text:span></text:h>
      <text:p text:style-name="P1"><text:span text:style-name="T8">Elle hérite de la classe Qt </text:span><text:span text:style-name="T7">QTcpServer </text:span><text:span text:style-name="T8">qui comme son nom l'indique crée un serveur permettant de recevoir des connexions en mode TCP (mode connecté). Le serveur se met dans à premier temps à écouter les connexions arrivant sur un port donné, grâce à la méthode </text:span><text:span text:style-name="T2">beginListenning. </text:span><text:span text:style-name="T8">Lorsqu'un client souhaite se connecter au serveur, il arrive automatiquement dans la méthode </text:span><text:span text:style-name="T2">incommingConnection. </text:span><text:span text:style-name="T8">Un objet de type </text:span><text:span text:style-name="T7">ClientManager </text:span><text:span text:style-name="T8">est alors ajouté à l'attribut </text:span><text:span text:style-name="T3">clients, </text:span><text:span text:style-name="T8">liste</text:span><text:span text:style-name="T3"> </text:span><text:span text:style-name="T8">de tous les clients connectés au serveur.</text:span></text:p>
      <text:h text:style-name="Heading_20_2" text:outline-level="2"><text:span text:style-name="T8"/></text:h>
      <text:h text:style-name="Heading_20_2" text:outline-level="2"><text:span text:style-name="T8">Classe DatabaseManager</text:span></text:h>
      <text:p text:style-name="P1"><text:span text:style-name="T8">Toutes les informations à propos du serveur SVN et du serveur lui-même sont stockées dans une base de données SQLite créée dynamiquement par l'application serveur. Elle contient les six tables de données suivantes : </text:span></text:p>
      <text:list xml:id="list870515186" text:style-name="L5">
        <text:list-item>
          <text:p text:style-name="P10"><text:span text:style-name="T9">infos : </text:span><text:span text:style-name="T8">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10"><text:span text:style-name="T9">superadmin : </text:span><text:span text:style-name="T8">contient les logins et dates d'inscription des super administrateurs.</text:span></text:p>
        </text:list-item>
        <text:list-item>
          <text:p text:style-name="P10"><text:span text:style-name="T9">admin : </text:span><text:span text:style-name="T8">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10"><text:span text:style-name="T9">depot : </text:span><text:span text:style-name="T8">noms des dépôts que le serveur tient synchronisés, ainsi que leur date d'ajout à la synchronisation.</text:span></text:p>
        </text:list-item>
        <text:list-item>
          <text:p text:style-name="P10"><text:span text:style-name="T9">user : </text:span><text:span text:style-name="T8">contient les informations de tous les utilisateurs, c'est à dire leur pseudo et mot de passe, leur nom prénom, ainsi que leur date d'inscription.</text:span></text:p>
        </text:list-item>
        <text:list-item>
          <text:p text:style-name="P10"><text:span text:style-name="T9">utilisation : </text:span><text:span text:style-name="T8">une ligne de cette table associe à un login d'un utilisateur un dépôt sur lequel il est synchronisé. Elle précise aussi les droits de cet utilisateur sur ce dépôt (</text:span><text:span text:style-name="T9">readOnly </text:span><text:span text:style-name="T8">ou </text:span><text:span text:style-name="T9">read&amp;write</text:span><text:span text:style-name="T8">) et la date d'ajout de l'utilisateur à la synchronisation de ce dépôt.</text:span></text:p>
        </text:list-item>
      </text:list>
      <text:p text:style-name="P7"><text:span text:style-name="T8">La classe </text:span><text:span text:style-name="T7">DatabaseManager </text:span><text:span text:style-name="T8">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7"><text:span text:style-name="T8"/></text:p>
      <text:h text:style-name="Heading_20_2" text:outline-level="2"><text:span text:style-name="T8">Classe FileManager</text:span></text:h>
      <text:p text:style-name="P1"><text:span text:style-name="T8">Cette classe plutôt sommaire contient la liste des dépôts tenus synchronisés par le serveur, sous forme d'objet de type </text:span><text:span text:style-name="T7">Depot. </text:span><text:span text:style-name="T8">Elle contient des méthodes qui permettent d'ajouter ou de supprimer un dépôt de la liste et du disque dur,et de retrouver le dépôt où est stockée un média dont on a spécifié le </text:span><text:span text:style-name="T3">realPath</text:span><text:span text:style-name="T8">. Son chemin sur le disque dur du serveur est alors : </text:span><text:span text:style-name="T7">Depot ::</text:span><text:span text:style-name="T3">GLOBAL_DEPOT_PATH+realPath.</text:span></text:p>
      <text:p text:style-name="P1"><text:span text:style-name="T3"/></text:p>
      <text:h text:style-name="Heading_20_2" text:outline-level="2"><text:soft-page-break/><text:span text:style-name="T8">Classe</text:span><text:span text:style-name="T3"> </text:span><text:span text:style-name="T8">SvnManager</text:span></text:h>
      <text:p text:style-name="P11"><text:span text:style-name="T9">Cette classe assure la communication avec le serveur SVN, dont les informations d'accès, récupérés depuis la base de données, sont stockées dans des attributs.</text:span></text:p>
      <text:p text:style-name="P5">Méthodes importantes :</text:p>
      <text:list xml:id="list507582086" text:style-name="L6">
        <text:list-item>
          <text:p text:style-name="P4"><text:span text:style-name="T2">checkoutDepot, updateDepot, commitDepot, addFileToDepot </text:span><text:span text:style-name="T8">et </text:span><text:span text:style-name="T2">removeFileToDepot</text:span><text:span text:style-name="T8"> effectuent des actions sur des dépôts précisés en argument, avec des options aussi précisées en argument. </text:span></text:p>
        </text:list-item>
        <text:list-item>
          <text:p text:style-name="P6">getRequestDiff :<text:span text:style-name="T8"> renvoie une liste de requêtes qui permettront de placer le client au même numéro de révision que le serveur. Le client doit pour cela préciser le numéro de révision auquel il s'est arrêté.</text:span></text:p>
        </text:list-item>
      </text:list>
      <text:p text:style-name="P5"><text:span text:style-name="T8">Pour effectuer les commandes SVN, nous utilisons des objets </text:span><text:span text:style-name="T6">QProcess</text:span><text:span text:style-name="T8">, dont le fonctionnement est identique à la fonction </text:span>system( )<text:span text:style-name="T8"> du langage C. La commande doit donc être installée sur la machine du serveur. Cela est presque toujours le cas sur les systèmes Linux.</text:span></text:p>
      <text:h text:style-name="Heading_20_2" text:outline-level="2"><text:span text:style-name="T8"/></text:h>
      <text:h text:style-name="Heading_20_2" text:outline-level="2"><text:span text:style-name="T8">Classe Depot</text:span></text:h>
      <text:p text:style-name="P1"><text:span text:style-name="T8">Elle est un peu différente de la classe </text:span><text:span text:style-name="T7">Depot</text:span><text:span text:style-name="T8"> du client, car elle permet de gérer le contenu d'un dépôt sur le disque dur du serveur ET sur le serveur SVN, en faisant appel aux méthodes de la classe </text:span><text:span text:style-name="T7">SvnManag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5-09T18:20:11</meta:creation-date>
    <dc:date>2011-05-10T00:29:59</dc:date>
    <dc:creator>julien </dc:creator>
    <meta:editing-duration>PT05H09M16S</meta:editing-duration>
    <meta:editing-cycles>7</meta:editing-cycles>
    <meta:generator>OpenOffice.org/3.2$Linux OpenOffice.org_project/320m12$Build-9483</meta:generator>
    <meta:document-statistic meta:table-count="0" meta:image-count="0" meta:object-count="0" meta:page-count="3" meta:paragraph-count="43" meta:word-count="976" meta:character-count="6036"/>
  </office:meta>
</office:document-meta>
</file>